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C" style:family="table-column">
      <style:table-column-properties style:column-width="4.366cm"/>
    </style:style>
    <style:style style:name="Table1.D" style:family="table-column">
      <style:table-column-properties style:column-width="2.434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C" style:family="table-column">
      <style:table-column-properties style:column-width="4.366cm"/>
    </style:style>
    <style:style style:name="Table2.D" style:family="table-column">
      <style:table-column-properties style:column-width="2.434cm"/>
    </style:style>
    <style:style style:name="Table2.E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C" style:family="table-column">
      <style:table-column-properties style:column-width="4.366cm"/>
    </style:style>
    <style:style style:name="Table3.D" style:family="table-column">
      <style:table-column-properties style:column-width="2.434cm"/>
    </style:style>
    <style:style style:name="Table3.E" style:family="table-column">
      <style:table-column-properties style:column-width="3.41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use-window-font-color="true" style:font-name="arial" fo:background-color="transparent"/>
    </style:style>
    <style:style style:name="P2" style:family="paragraph" style:parent-style-name="Heading_20_3">
      <style:paragraph-properties fo:line-height="150%"/>
      <style:text-properties fo:font-size="12pt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3.2.2 Use Case 13: Simulere koden.</text:h>
      <text:p text:style-name="P5"><text:span text:style-name="T1">Test case: Normalforløb.</text:span></text:p>
      <text:p text:style-name="P7"><text:span text:style-name="T1">Forberedelse: Styresystemet er oppe at køre og der er noget kode klar til at blive kørt.</text:span></text:p>
      <text:p text:style-name="P7"><text:span text:style-name="T1">Beskrivelse: DSL-koden bliver kørt via simulatoren, hvor der vil blive vist/skrevet hvad robotten(virtuelt) gør ud fra koden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TRIN</text:p>
          </table:table-cell>
          <table:table-cell table:style-name="Table1.A1" office:value-type="string">
            <text:p text:style-name="P4">Aktion/Input</text:p>
          </table:table-cell>
          <table:table-cell table:style-name="Table1.A1" office:value-type="string">
            <text:p text:style-name="P4">Forventet resultat</text:p>
          </table:table-cell>
          <table:table-cell table:style-name="Table1.A1" office:value-type="string">
            <text:p text:style-name="P4">CHK</text:p>
          </table:table-cell>
          <table:table-cell table:style-name="Table1.E1" office:value-type="string">
            <text:p text:style-name="P4">Kommentarer</text:p>
          </table:table-cell>
        </table:table-row>
        <table:table-row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1">Brugeren skriver sin kode.</text:p>
          </table:table-cell>
          <table:table-cell table:style-name="Table1.A2" office:value-type="string">
            <text:p text:style-name="P3">Koden bliver vist i editoren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2.</text:p>
          </table:table-cell>
          <table:table-cell table:style-name="Table1.A2" office:value-type="string">
            <text:p text:style-name="P3">Brugeren interagerer med brugergrænsefladen.</text:p>
          </table:table-cell>
          <table:table-cell table:style-name="Table1.A2" office:value-type="string">
            <text:p text:style-name="P3">Interaktionen bliver indikeret med besked i brugergrænsefladen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3.</text:p>
          </table:table-cell>
          <table:table-cell table:style-name="Table1.A2" office:value-type="string">
            <text:p text:style-name="P3">Koden bliver kørt i simulatoren.</text:p>
          </table:table-cell>
          <table:table-cell table:style-name="Table1.A2" office:value-type="string">
            <text:p text:style-name="P3">Simulatoren begynder at vise/skrive hvad der sker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7"><text:span text:style-name="T1"/></text:p>
      <text:p text:style-name="P6"><text:span text:style-name="T1">Test case: Afvigelsesforløb 1.1.</text:span></text:p>
      <text:p text:style-name="P7"><text:span text:style-name="T1">Forberedelse: Styresystemet er oppe at køre og der er noget kode klar er blevet lavet i forvejen og gemt på harddisken.</text:span></text:p>
      <text:p text:style-name="P7"><text:span text:style-name="T1">Beskrivelse: DSL-koden bliver kørt via simulatoren, hvor der vil blive vist/skrevet hvad robotten(virtuelt) gør ud fra koden.</text:span></text:p>
      <text:p text:style-name="P7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">TRIN</text:p>
          </table:table-cell>
          <table:table-cell table:style-name="Table2.A1" office:value-type="string">
            <text:p text:style-name="P4">Aktion/Input</text:p>
          </table:table-cell>
          <table:table-cell table:style-name="Table2.A1" office:value-type="string">
            <text:p text:style-name="P4">Forventet resultat</text:p>
          </table:table-cell>
          <table:table-cell table:style-name="Table2.A1" office:value-type="string">
            <text:p text:style-name="P4">CHK</text:p>
          </table:table-cell>
          <table:table-cell table:style-name="Table2.E1" office:value-type="string">
            <text:p text:style-name="P4">Kommentarer</text:p>
          </table:table-cell>
        </table:table-row>
        <table:table-row>
          <table:table-cell table:style-name="Table2.A2" office:value-type="string">
            <text:p text:style-name="P3">1.</text:p>
          </table:table-cell>
          <table:table-cell table:style-name="Table2.A2" office:value-type="string">
            <text:p text:style-name="P1">Koden bliver indlæst til editoren.</text:p>
          </table:table-cell>
          <table:table-cell table:style-name="Table2.A2" office:value-type="string">
            <text:p text:style-name="P3">Koden bliver vist i editoren.</text:p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3"/>
          </table:table-cell>
        </table:table-row>
      </table:table>
      <text:p text:style-name="P6"><text:span text:style-name="T1"/></text:p>
      <text:p text:style-name="P6"><text:span text:style-name="T1">Test case: Afvigelsesforløb 3.1.</text:span></text:p>
      <text:p text:style-name="P7"><text:span text:style-name="T1">Forberedelse: Styresystemet er oppe at køre og der er noget kode klar til at blive kørt(Enten i editoren eller på harddisken). Koden indeholder dog syntaks fejl.</text:span></text:p>
      <text:p text:style-name="P7"><text:span text:style-name="T1">Beskrivelse: DSL-koden prøver at blive kørt i simulatoren, men fejler på grund af ugyldig kode.</text:span></text:p>
      <text:p text:style-name="P7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4">TRIN</text:p>
          </table:table-cell>
          <table:table-cell table:style-name="Table3.A1" office:value-type="string">
            <text:p text:style-name="P4">Aktion/Input</text:p>
          </table:table-cell>
          <table:table-cell table:style-name="Table3.A1" office:value-type="string">
            <text:p text:style-name="P4">Forventet resultat</text:p>
          </table:table-cell>
          <table:table-cell table:style-name="Table3.A1" office:value-type="string">
            <text:p text:style-name="P4">CHK</text:p>
          </table:table-cell>
          <table:table-cell table:style-name="Table3.E1" office:value-type="string">
            <text:p text:style-name="P4">Kommentarer</text:p>
          </table:table-cell>
        </table:table-row>
        <table:table-row>
          <table:table-cell table:style-name="Table3.A2" office:value-type="string">
            <text:p text:style-name="P3">1.</text:p>
          </table:table-cell>
          <table:table-cell table:style-name="Table3.A2" office:value-type="string">
            <text:p text:style-name="P1">Kørsel af koden bliver ikke udført.</text:p>
          </table:table-cell>
          <table:table-cell table:style-name="Table3.A2" office:value-type="string">
            <text:p text:style-name="P3">Simulatoren viser/skriver ikke noget.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2.</text:p>
          </table:table-cell>
          <table:table-cell table:style-name="Table3.A2" office:value-type="string">
            <text:p text:style-name="P3">Der vil bliver givet besked om at koden ikke kunne køres.</text:p>
          </table:table-cell>
          <table:table-cell table:style-name="Table3.A2" office:value-type="string">
            <text:p text:style-name="P3">En besked vil blive vist i brugergrænsefladen om fejlen.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20:33:28.18</meta:creation-date>
    <dc:date>2012-03-15T20:50:46.27</dc:date>
    <meta:editing-duration>PT14M54S</meta:editing-duration>
    <meta:editing-cycles>18</meta:editing-cycles>
    <meta:generator>LibreOffice/3.5$Windows_x86 LibreOffice_project/7e68ba2-a744ebf-1f241b7-c506db1-7d53735</meta:generator>
    <meta:document-statistic meta:table-count="3" meta:image-count="0" meta:object-count="0" meta:page-count="2" meta:paragraph-count="44" meta:word-count="225" meta:character-count="1484" meta:non-whitespace-character-count="1301"/>
  </office:meta>
</office:document-meta>
</file>